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c2d8" officeooo:paragraph-rsid="0006c2d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f5ac" officeooo:paragraph-rsid="0006f5a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eaa0" officeooo:paragraph-rsid="0007eaa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6f5ac" officeooo:paragraph-rsid="0006f5a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6c2d8" officeooo:paragraph-rsid="0006c2d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7eaa0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officeooo:rsid="0007eaa0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 officeooo:rsid="000969e1"/>
    </style:style>
    <style:style style:name="T4" style:family="text">
      <style:text-properties officeooo:rsid="0007eaa0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</text:p>
      <text:p text:style-name="P1"/>
      <text:p text:style-name="P2">1) FULL_SENSOR_PLANNING</text:p>
      <text:p text:style-name="P4">(both HD and LD)</text:p>
      <text:p text:style-name="P3">2) MOS_GCD PLANN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4">Questions for Alex: LD logistics/planning spreadsheet has “</text:span><text:span text:style-name="T1">Status in view of dicing frame removal” </text:span><text:span text:style-name="T2">but HD Logistics/planning doesn’t – </text:span><text:span text:style-name="T3">what’s up with that? Also, LD has pre-irrad. Test on DF and of DF columns, while HD has only pre-irrad test – in my table I assumed that HD is off DF.</text:span></text:p>
      <text:p text:style-name="P6"><text:span text:style-name="T2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09:48:57.506005531</meta:creation-date>
    <dc:date>2022-05-07T10:26:07.461019336</dc:date>
    <meta:editing-duration>PT26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9" meta:character-count="349" meta:non-whitespace-character-count="293"/>
  </office:meta>
</office:document-meta>
</file>